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3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ppliance/Machine</text:p>
          </table:table-cell>
          <table:table-cell office:value-type="string" calcext:value-type="string">
            <text:p>Watt – min</text:p>
          </table:table-cell>
          <table:table-cell office:value-type="string" calcext:value-type="string">
            <text:p>Watt – max</text:p>
          </table:table-cell>
          <table:table-cell office:value-type="string" calcext:value-type="string">
            <text:p>Watt – avg</text:p>
          </table:table-cell>
        </table:table-row>
        <table:table-row table:style-name="ro1">
          <table:table-cell office:value-type="string" calcext:value-type="string">
            <text:p>Immersion heater </text:p>
          </table:table-cell>
          <table:table-cell table:number-columns-repeated="2" office:value-type="float" office:value="3000" calcext:value-type="float">
            <text:p>3000</text:p>
          </table:table-cell>
          <table:table-cell table:formula="of:=AVERAGE([.B2:.C2])"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Electric fire 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formula="of:=AVERAGE([.B3:.C3])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Oil-filled radiator </text:p>
          </table:table-cell>
          <table:table-cell office:value-type="float" office:value="1500" calcext:value-type="float">
            <text:p>1500</text:p>
          </table:table-cell>
          <table:table-cell office:value-type="float" office:value="2500" calcext:value-type="float">
            <text:p>2500</text:p>
          </table:table-cell>
          <table:table-cell table:formula="of:=AVERAGE([.B4:.C4])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Electric shoer </text:p>
          </table:table-cell>
          <table:table-cell office:value-type="float" office:value="7000" calcext:value-type="float">
            <text:p>7000</text:p>
          </table:table-cell>
          <table:table-cell office:value-type="float" office:value="10500" calcext:value-type="float">
            <text:p>10500</text:p>
          </table:table-cell>
          <table:table-cell table:formula="of:=AVERAGE([.B5:.C5])" office:value-type="float" office:value="8750" calcext:value-type="float">
            <text:p>8750</text:p>
          </table:table-cell>
        </table:table-row>
        <table:table-row table:style-name="ro1">
          <table:table-cell office:value-type="string" calcext:value-type="string">
            <text:p>Dishasher </text:p>
          </table:table-cell>
          <table:table-cell office:value-type="float" office:value="1050" calcext:value-type="float">
            <text:p>1050</text:p>
          </table:table-cell>
          <table:table-cell office:value-type="float" office:value="1500" calcext:value-type="float">
            <text:p>1500</text:p>
          </table:table-cell>
          <table:table-cell table:formula="of:=AVERAGE([.B6:.C6])" office:value-type="float" office:value="1275" calcext:value-type="float">
            <text:p>1275</text:p>
          </table:table-cell>
        </table:table-row>
        <table:table-row table:style-name="ro1">
          <table:table-cell office:value-type="string" calcext:value-type="string">
            <text:p>ashing machine </text:p>
          </table:table-cell>
          <table:table-cell office:value-type="float" office:value="1200" calcext:value-type="float">
            <text:p>1200</text:p>
          </table:table-cell>
          <table:table-cell office:value-type="float" office:value="3000" calcext:value-type="float">
            <text:p>3000</text:p>
          </table:table-cell>
          <table:table-cell table:formula="of:=AVERAGE([.B7:.C7])"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Tumble dryer 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formula="of:=AVERAGE([.B8:.C8])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Iron </text:p>
          </table:table-cell>
          <table:table-cell office:value-type="float" office:value="1000" calcext:value-type="float">
            <text:p>1000</text:p>
          </table:table-cell>
          <table:table-cell office:value-type="float" office:value="1800" calcext:value-type="float">
            <text:p>1800</text:p>
          </table:table-cell>
          <table:table-cell table:formula="of:=AVERAGE([.B9:.C9])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Vacuum cleaner 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table:formula="of:=AVERAGE([.B10:.C10])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Toel rail </text:p>
          </table:table-cell>
          <table:table-cell table:number-columns-repeated="2" office:value-type="float" office:value="250" calcext:value-type="float">
            <text:p>250</text:p>
          </table:table-cell>
          <table:table-cell table:formula="of:=AVERAGE([.B11:.C11])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eep fryer </text:p>
          </table:table-cell>
          <table:table-cell table:number-columns-repeated="2" office:value-type="float" office:value="1200" calcext:value-type="float">
            <text:p>1200</text:p>
          </table:table-cell>
          <table:table-cell table:formula="of:=AVERAGE([.B12:.C12])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Toaster </text:p>
          </table:table-cell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table:formula="of:=AVERAGE([.B13:.C13])"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Kettle </text:p>
          </table:table-cell>
          <table:table-cell office:value-type="float" office:value="2200" calcext:value-type="float">
            <text:p>2200</text:p>
          </table:table-cell>
          <table:table-cell office:value-type="float" office:value="3000" calcext:value-type="float">
            <text:p>3000</text:p>
          </table:table-cell>
          <table:table-cell table:formula="of:=AVERAGE([.B14:.C14])"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Microave </text:p>
          </table:table-cell>
          <table:table-cell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  <table:table-cell table:formula="of:=AVERAGE([.B15:.C15])"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Oven 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table:formula="of:=AVERAGE([.B16:.C16])"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Grill/hob 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AVERAGE([.B17:.C17])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Dehumidifier 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table:formula="of:=AVERAGE([.B18:.C18])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xtractor fan 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formula="of:=AVERAGE([.B19:.C19])"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Fridge 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formula="of:=AVERAGE([.B20:.C20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ridge/freezer 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formula="of:=AVERAGE([.B21:.C21])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reezer </text:p>
          </table:table-cell>
          <table:table-cell table:number-columns-repeated="2" office:value-type="float" office:value="150" calcext:value-type="float">
            <text:p>150</text:p>
          </table:table-cell>
          <table:table-cell table:formula="of:=AVERAGE([.B22:.C22])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lectric moer 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table:formula="of:=AVERAGE([.B23:.C23]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lectric drill 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AVERAGE([.B24:.C24])"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Hairdryer 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B25:.C25]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ating blanket </text:p>
          </table:table-cell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table:formula="of:=AVERAGE([.B26:.C26]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Plasma TV </text:p>
          </table:table-cell>
          <table:table-cell office:value-type="float" office:value="280" calcext:value-type="float">
            <text:p>280</text:p>
          </table:table-cell>
          <table:table-cell office:value-type="float" office:value="450" calcext:value-type="float">
            <text:p>450</text:p>
          </table:table-cell>
          <table:table-cell table:formula="of:=AVERAGE([.B27:.C27])"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LCD TV 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formula="of:=AVERAGE([.B28:.C28])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Video, DVD or CD 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formula="of:=AVERAGE([.B29:.C29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V box 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AVERAGE([.B30:.C30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Games console 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table:formula="of:=AVERAGE([.B31:.C31])" office:value-type="float" office:value="117.5" calcext:value-type="float">
            <text:p>117.5</text:p>
          </table:table-cell>
        </table:table-row>
        <table:table-row table:style-name="ro1">
          <table:table-cell office:value-type="string" calcext:value-type="string">
            <text:p>Laptop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AVERAGE([.B32:.C32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esktop computer 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formula="of:=AVERAGE([.B33:.C33]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Tablet (charge) 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AVERAGE([.B34:.C3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oadband router 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AVERAGE([.B35:.C35])"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Smart phone (charge) 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formula="of:=AVERAGE([.B36:.C36])"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1080Ti (general)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table:formula="of:=AVERAGE([.B37:.C37])" office:value-type="float" office:value="131.5" calcext:value-type="float">
            <text:p>131.5</text:p>
          </table:table-cell>
        </table:table-row>
        <table:table-row table:style-name="ro1">
          <table:table-cell office:value-type="string" calcext:value-type="string">
            <text:p>P100 (general)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formula="of:=AVERAGE([.B38:.C38])" office:value-type="float" office:value="140" calcext:value-type="float">
            <text:p>1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4T13:52:26.748592968</meta:creation-date>
    <dc:date>2021-03-27T23:21:16.436434767</dc:date>
    <meta:editing-duration>PT24M13S</meta:editing-duration>
    <meta:editing-cycles>4</meta:editing-cycles>
    <meta:generator>LibreOffice/7.0.4.2$Linux_X86_64 LibreOffice_project/00$Build-2</meta:generator>
    <meta:document-statistic meta:table-count="1" meta:cell-count="152" meta:object-count="0"/>
  </office:meta>
</office:document-meta>
</file>